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7.137cm"/>
    </style:style>
    <style:style style:name="Table1.B" style:family="table-column">
      <style:table-column-properties style:column-width="3.522cm"/>
    </style:style>
    <style:style style:name="Table1.C" style:family="table-column">
      <style:table-column-properties style:column-width="6.34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1.442cm" table:align="left"/>
    </style:style>
    <style:style style:name="Table2.A" style:family="table-column">
      <style:table-column-properties style:column-width="3.632cm"/>
    </style:style>
    <style:style style:name="Table2.B" style:family="table-column">
      <style:table-column-properties style:column-width="4.42cm"/>
    </style:style>
    <style:style style:name="Table2.C" style:family="table-column">
      <style:table-column-properties style:column-width="3.39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orizontal_20_Line">
      <style:paragraph-properties fo:text-align="justify" style:justify-single-word="false"/>
      <style:text-properties officeooo:rsid="0009f6f4" officeooo:paragraph-rsid="001e0cdf"/>
    </style:style>
    <style:style style:name="P2" style:family="paragraph" style:parent-style-name="Heading_20_3">
      <style:paragraph-properties fo:text-align="justify" style:justify-single-word="false"/>
      <style:text-properties officeooo:rsid="0009f6f4" officeooo:paragraph-rsid="001e0cdf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Standard">
      <style:paragraph-properties fo:text-align="justify" style:justify-single-word="false"/>
      <style:text-properties officeooo:rsid="0009f6f4" officeooo:paragraph-rsid="001e0cdf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officeooo:rsid="0009f6f4" officeooo:paragraph-rsid="001e0cdf" style:font-size-asian="12pt" style:font-size-complex="12pt"/>
    </style:style>
    <style:style style:name="P7" style:family="paragraph" style:parent-style-name="Standard">
      <loext:graphic-properties draw:fill="solid" draw:fill-color="#000000" draw:opacity="100%"/>
      <style:paragraph-properties fo:text-align="justify" style:justify-single-word="false" fo:background-color="#000000"/>
      <style:text-properties style:font-name="Liberation Serif" fo:font-size="12pt" officeooo:rsid="0009f6f4" officeooo:paragraph-rsid="001e0cdf" style:font-size-asian="12pt" style:font-size-complex="12pt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>
      <style:paragraph-properties fo:text-align="justify" style:justify-single-word="false"/>
      <style:text-properties officeooo:rsid="0009f6f4" officeooo:paragraph-rsid="001e0cdf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fo:color="#ffffff" loext:opacity="100%"/>
    </style:style>
    <style:style style:name="T3" style:family="text">
      <style:text-properties fo:color="#ffffff" loext:opacity="100%" officeooo:rsid="0013b435"/>
    </style:style>
    <style:style style:name="T4" style:family="text">
      <style:text-properties fo:color="#ffffff" loext:opacity="100%" style:font-name="Liberation Seri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7"><text:span text:style-name="T2">Redux Toolkit </text:span><text:span text:style-name="T3">(RTK)</text:span></text:p>
      <text:p text:style-name="P5"><text:span text:style-name="T1">O Redux Toolkit usa </text:span><text:span text:style-name="Source_20_Text"><text:span text:style-name="T1">extraReducers</text:span></text:span><text:span text:style-name="T1"> para lidar com </text:span><text:span text:style-name="Strong_20_Emphasis"><text:span text:style-name="T1">ações externas</text:span></text:span><text:span text:style-name="T1"> (aquelas que não são criadas dentro do próprio slice).</text:span></text:p>
      <text:p text:style-name="P5"><text:span text:style-name="T1"/></text:p>
      <text:h text:style-name="P2" text:outline-level="3"><text:span text:style-name="T1">Estrutura que o consultor está a usar</text:span></text:h>
      <text:p text:style-name="Text_20_body">A estrutura <text:span text:style-name="Source_20_Text">src/store/modules/example/</text:span> com arquivos:</text:p>
      <text:p text:style-name="P3"><text:span text:style-name="Source_20_Text">types.js</text:span></text:p>
      <text:p text:style-name="P3"><text:span text:style-name="Source_20_Text">actions.js</text:span></text:p>
      <text:p text:style-name="P4"><text:span text:style-name="Source_20_Text">reducer.js</text:span></text:p>
      <text:p text:style-name="Text_20_body">é <text:span text:style-name="Strong_20_Emphasis">um padrão clássico do Redux antigo (pré-Redux Toolkit)</text:span>, onde cada módulo de estado tinha:</text:p>
      <text:list xml:id="list685607018" text:style-name="L1">
        <text:list-item>
          <text:p text:style-name="P8"><text:span text:style-name="Strong_20_Emphasis">types.js</text:span> → constantes de tipos de ação (<text:span text:style-name="Source_20_Text">const ADD_TODO = "ADD_TODO"</text:span>)</text:p>
        </text:list-item>
        <text:list-item>
          <text:p text:style-name="P8"><text:span text:style-name="Strong_20_Emphasis">actions.js</text:span> → funções que disparam essas ações (<text:span text:style-name="Source_20_Text">addTodo(payload)</text:span>)</text:p>
        </text:list-item>
        <text:list-item>
          <text:p text:style-name="P8"><text:span text:style-name="Strong_20_Emphasis">reducer.js</text:span> → função que lida com as ações e atualiza o estado</text:p>
        </text:list-item>
      </text:list>
      <text:p text:style-name="Text_20_body">📅 Esse padrão era muito usado até 2019–2020, antes do Redux Toolkit se tornar padrão oficial.</text:p>
      <text:p text:style-name="P5"><text:span text:style-name="T1"/></text:p>
      <text:p text:style-name="P1"><text:span text:style-name="T1"/></text:p>
      <text:h text:style-name="Heading_20_3" text:outline-level="3">🚫 Problemas desse padrão hoje</text:h>
      <text:p text:style-name="Text_20_body">Hoje em dia, <text:span text:style-name="Strong_20_Emphasis">essa separação é considerada desnecessária e até prejudicial</text:span>, porque:</text:p>
      <text:list xml:id="list956545168" text:style-name="L2">
        <text:list-item>
          <text:p text:style-name="P9">Gera <text:span text:style-name="Strong_20_Emphasis">muitos arquivos pequenos e repetitivos</text:span></text:p>
        </text:list-item>
        <text:list-item>
          <text:p text:style-name="P9">Dificulta a <text:span text:style-name="Strong_20_Emphasis">leitura e manutenção</text:span></text:p>
        </text:list-item>
        <text:list-item>
          <text:p text:style-name="P9">Faz você escrever muito código <text:span text:style-name="T5">boilerplate</text:span> (redundante)</text:p>
        </text:list-item>
      </text:list>
      <text:p text:style-name="Horizontal_20_Line"/>
      <text:h text:style-name="Heading_20_3" text:outline-level="3">✅ O que é considerado boa prática hoje</text:h>
      <text:p text:style-name="Text_20_body">Atualmente, a comunidade e a própria equipe do Redux recomendam usar <text:span text:style-name="Strong_20_Emphasis">Redux Toolkit (RTK)</text:span>, que:</text:p>
      <text:list xml:id="list904183814" text:style-name="L3">
        <text:list-item>
          <text:p text:style-name="P10">Junta actions, reducers e types num único arquivo (<text:span text:style-name="Source_20_Text">slice</text:span>)</text:p>
        </text:list-item>
        <text:list-item>
          <text:p text:style-name="P10">Simplifica o código com <text:span text:style-name="Source_20_Text">createSlice()</text:span> e <text:span text:style-name="Source_20_Text">createAsyncThunk()</text:span></text:p>
        </text:list-item>
        <text:list-item>
          <text:p text:style-name="P10">Reduz 70% do boilerplate</text:p>
        </text:list-item>
      </text:list>
      <text:p text:style-name="Text_20_body">👉 Exemplo moderno:</text:p>
      <text:p text:style-name="P3"><text:span text:style-name="Source_20_Text">// src/store/exampleSlice.js</text:span></text:p>
      <text:p text:style-name="P3"><text:span text:style-name="Source_20_Text">import { createSlice } from '@reduxjs/toolkit';</text:span></text:p>
      <text:p text:style-name="P3"/>
      <text:p text:style-name="P3"><text:span text:style-name="Source_20_Text">const exampleSlice = createSlice({</text:span></text:p>
      <text:p text:style-name="P3"><text:span text:style-name="Source_20_Text"><text:s text:c="2"/>name: 'example',</text:span></text:p>
      <text:p text:style-name="P3"><text:span text:style-name="Source_20_Text"><text:s text:c="2"/>initialState: { value: 0 },</text:span></text:p>
      <text:p text:style-name="P3"><text:span text:style-name="Source_20_Text"><text:s text:c="2"/>reducers: {</text:span></text:p>
      <text:p text:style-name="P3"><text:span text:style-name="Source_20_Text"><text:s text:c="4"/>increment: (state) =&gt; { state.value += 1 },</text:span></text:p>
      <text:p text:style-name="P3"><text:soft-page-break/><text:span text:style-name="Source_20_Text"><text:s text:c="4"/>decrement: (state) =&gt; { state.value -= 1 },</text:span></text:p>
      <text:p text:style-name="P3"><text:span text:style-name="Source_20_Text"><text:s text:c="2"/>},</text:span></text:p>
      <text:p text:style-name="P3"><text:span text:style-name="Source_20_Text">});</text:span></text:p>
      <text:p text:style-name="P3"/>
      <text:p text:style-name="P3"><text:span text:style-name="Source_20_Text">export const { increment, decrement } = exampleSlice.actions;</text:span></text:p>
      <text:p text:style-name="P4"><text:span text:style-name="Source_20_Text">export default exampleSlice.reducer;</text:span></text:p>
      <text:p text:style-name="Text_20_body">Isso <text:span text:style-name="Strong_20_Emphasis">substitui completamente</text:span> os arquivos <text:span text:style-name="Source_20_Text">types.js</text:span>, <text:span text:style-name="Source_20_Text">actions.js</text:span> e <text:span text:style-name="Source_20_Text">reducer.js</text:span>.</text:p>
      <text:p text:style-name="Horizontal_20_Line"/>
      <text:h text:style-name="Heading_20_3" text:outline-level="3">🧭 Em resumo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2062718831328">
            <table:table-cell table:style-name="Table1.A1" office:value-type="string">
              <text:p text:style-name="Table_20_Heading">Estrutura</text:p>
            </table:table-cell>
            <table:table-cell table:style-name="Table1.A1" office:value-type="string">
              <text:p text:style-name="Table_20_Heading">Situação atual</text:p>
            </table:table-cell>
            <table:table-cell table:style-name="Table1.A1" office:value-type="string">
              <text:p text:style-name="Table_20_Heading">Comentário</text:p>
            </table:table-cell>
          </table:table-row>
        </table:table-header-rows>
        <table:table-row table:style-name="TableLine2062718831328">
          <table:table-cell table:style-name="Table1.A1" office:value-type="string">
            <text:p text:style-name="Table_20_Contents"><text:span text:style-name="Source_20_Text">types.js</text:span>, <text:span text:style-name="Source_20_Text">actions.js</text:span>, <text:span text:style-name="Source_20_Text">reducer.js</text:span></text:p>
          </table:table-cell>
          <table:table-cell table:style-name="Table1.A1" office:value-type="string">
            <text:p text:style-name="Table_20_Contents">❌ Obsoleta</text:p>
          </table:table-cell>
          <table:table-cell table:style-name="Table1.A1" office:value-type="string">
            <text:p text:style-name="Table_20_Contents">Usada em cursos antigos de Redux</text:p>
          </table:table-cell>
        </table:table-row>
        <table:table-row table:style-name="TableLine2062718831328">
          <table:table-cell table:style-name="Table1.A1" office:value-type="string">
            <text:p text:style-name="Table_20_Contents"><text:span text:style-name="Source_20_Text">createSlice()</text:span> (Redux Toolkit)</text:p>
          </table:table-cell>
          <table:table-cell table:style-name="Table1.A1" office:value-type="string">
            <text:p text:style-name="Table_20_Contents">✅ Recomendado</text:p>
          </table:table-cell>
          <table:table-cell table:style-name="Table1.A1" office:value-type="string">
            <text:p text:style-name="Table_20_Contents">Simples, moderno, oficial</text:p>
          </table:table-cell>
        </table:table-row>
        <table:table-row table:style-name="TableLine2062718831328">
          <table:table-cell table:style-name="Table1.A1" office:value-type="string">
            <text:p text:style-name="Table_20_Contents">Context API + Hooks</text:p>
          </table:table-cell>
          <table:table-cell table:style-name="Table1.A1" office:value-type="string">
            <text:p text:style-name="Table_20_Contents">✅ Alternativa leve</text:p>
          </table:table-cell>
          <table:table-cell table:style-name="Table1.A1" office:value-type="string">
            <text:p text:style-name="Table_20_Contents">Para apps pequenos/médios sem Redux</text:p>
          </table:table-cell>
        </table:table-row>
      </table:table>
      <text:p text:style-name="P5"><text:span text:style-name="T1"/></text:p>
      <text:p text:style-name="P12"><text:span text:style-name="T1">Excelente, Joel 👏 — o teu código está </text:span><text:span text:style-name="Strong_20_Emphasis"><text:span text:style-name="T1">moderno e bem estruturado</text:span></text:span><text:span text:style-name="T1">, já seguindo o padrão atual do </text:span><text:span text:style-name="Strong_20_Emphasis"><text:span text:style-name="T1">Redux Toolkit (RTK)</text:span></text:span><text:span text:style-name="T1">.<text:line-break/>👉 Isso significa que </text:span><text:span text:style-name="Strong_20_Emphasis"><text:span text:style-name="T1">tu não precisas de </text:span></text:span><text:span text:style-name="Strong_20_Emphasis"><text:span text:style-name="Source_20_Text"><text:span text:style-name="T6">types.js</text:span></text:span></text:span><text:span text:style-name="Strong_20_Emphasis"><text:span text:style-name="T1">, </text:span></text:span><text:span text:style-name="Strong_20_Emphasis"><text:span text:style-name="Source_20_Text"><text:span text:style-name="T6">actions.js</text:span></text:span></text:span><text:span text:style-name="Strong_20_Emphasis"><text:span text:style-name="T1"> ou </text:span></text:span><text:span text:style-name="Strong_20_Emphasis"><text:span text:style-name="Source_20_Text"><text:span text:style-name="T6">reducer.js</text:span></text:span></text:span><text:span text:style-name="Strong_20_Emphasis"><text:span text:style-name="T1"> separados</text:span></text:span><text:span text:style-name="T1"> — já estás a fazer do modo recomendado em 2025.</text:span></text:p>
      <text:p text:style-name="Text_20_body">Vamos detalhar o porquê disso ser <text:span text:style-name="Strong_20_Emphasis">melhor que o método antigo</text:span> e <text:span text:style-name="Strong_20_Emphasis">o que poderias ainda melhorar</text:span> 👇</text:p>
      <text:p text:style-name="Horizontal_20_Line"/>
      <text:h text:style-name="Heading_20_2" text:outline-level="2">🧩 1. Por que não usar <text:span text:style-name="Source_20_Text">types.js</text:span>, <text:span text:style-name="Source_20_Text">actions.js</text:span> e <text:span text:style-name="Source_20_Text">reducer.js</text:span></text:h>
      <text:p text:style-name="Text_20_body">Esses arquivos eram usados no <text:span text:style-name="Strong_20_Emphasis">Redux clássico</text:span>, que exigia escrever muita repetição:</text:p>
      <text:p text:style-name="P3"><text:span text:style-name="Source_20_Text">// types.js</text:span></text:p>
      <text:p text:style-name="P3"><text:span text:style-name="Source_20_Text">export const BOTAO_CLICADO = 'BOTAO_CLICADO';</text:span></text:p>
      <text:p text:style-name="P3"/>
      <text:p text:style-name="P3"><text:span text:style-name="Source_20_Text">// actions.js</text:span></text:p>
      <text:p text:style-name="P3"><text:span text:style-name="Source_20_Text">export const botaoClicado = () =&gt; ({ type: BOTAO_CLICADO });</text:span></text:p>
      <text:p text:style-name="P3"/>
      <text:p text:style-name="P3"><text:span text:style-name="Source_20_Text">// reducer.js</text:span></text:p>
      <text:p text:style-name="P3"><text:span text:style-name="Source_20_Text">function reducer(state, action) {</text:span></text:p>
      <text:p text:style-name="P3"><text:span text:style-name="Source_20_Text"><text:s text:c="2"/>switch (action.type) {</text:span></text:p>
      <text:p text:style-name="P3"><text:span text:style-name="Source_20_Text"><text:s text:c="4"/>case BOTAO_CLICADO:</text:span></text:p>
      <text:p text:style-name="P3"><text:span text:style-name="Source_20_Text"><text:s text:c="6"/>return ...</text:span></text:p>
      <text:p text:style-name="P3"><text:span text:style-name="Source_20_Text"><text:s text:c="2"/>}</text:span></text:p>
      <text:p text:style-name="P4"><text:span text:style-name="Source_20_Text">}</text:span></text:p>
      <text:p text:style-name="Text_20_body">🔸 O Redux Toolkit elimina isso:</text:p>
      <text:list xml:id="list748302654" text:style-name="L4">
        <text:list-item>
          <text:p text:style-name="P11">Gera <text:span text:style-name="Emphasis">types</text:span> automaticamente.</text:p>
        </text:list-item>
        <text:list-item>
          <text:p text:style-name="P11">Cria <text:span text:style-name="Emphasis">actions</text:span> automaticamente.</text:p>
        </text:list-item>
        <text:list-item>
          <text:p text:style-name="P11">Usa <text:span text:style-name="Emphasis">Immer</text:span> para permitir mutações diretas (como <text:span text:style-name="Source_20_Text">state.value += 1</text:span>).</text:p>
        </text:list-item>
      </text:list>
      <text:p text:style-name="Horizontal_20_Line"><text:soft-page-break/></text:p>
      <text:h text:style-name="Heading_20_2" text:outline-level="2">⚙️ 2. O que o teu código já faz bem</text:h>
      <text:p text:style-name="Text_20_body">✅ Usa <text:span text:style-name="Source_20_Text">createSlice</text:span> — excelente!<text:line-break/>✅ Usa <text:span text:style-name="Source_20_Text">configureStore</text:span> — simplifica o setup.<text:line-break/>✅ Usa <text:span text:style-name="Source_20_Text">extraReducers</text:span> — perfeito para reagir a ações externas (como os <text:span text:style-name="Source_20_Text">botaoClicado01</text:span> e <text:span text:style-name="Source_20_Text">botaoClicado02</text:span>).<text:line-break/>✅ Usa <text:span text:style-name="Source_20_Text">createAction</text:span> — maneira correta de criar actions extras.</text:p>
      <text:p text:style-name="Text_20_body">👉 Portanto, o teu arquivo <text:span text:style-name="Source_20_Text">store/index.js</text:span> já <text:span text:style-name="Strong_20_Emphasis">substitui perfeitamente</text:span> aqueles três arquivos antigos (<text:span text:style-name="Source_20_Text">types.js</text:span>, <text:span text:style-name="Source_20_Text">actions.js</text:span>, <text:span text:style-name="Source_20_Text">reducer.js</text:span>).</text:p>
      <text:p text:style-name="Horizontal_20_Line"/>
      <text:h text:style-name="Heading_20_2" text:outline-level="2">✨ 3. Pequena melhoria opcional (organização)</text:h>
      <text:p text:style-name="Text_20_body">Se quiser deixar a estrutura mais limpa (e escalar melhor), podes separar assim:</text:p>
      <text:p text:style-name="P3"><text:span text:style-name="Source_20_Text">src/</text:span></text:p>
      <text:p text:style-name="P3"><text:span text:style-name="Source_20_Text"><text:s/>└── store/</text:span></text:p>
      <text:p text:style-name="P3"><text:span text:style-name="Source_20_Text"><text:s text:c="6"/>├── index.js <text:s text:c="9"/>// cria e exporta a store</text:span></text:p>
      <text:p text:style-name="P3"><text:span text:style-name="Source_20_Text"><text:s text:c="6"/>└── slices/</text:span></text:p>
      <text:p text:style-name="P4"><text:span text:style-name="Source_20_Text"><text:s text:c="11"/>└── appSlice.js <text:s/>// contém o código do slice</text:span></text:p>
      <text:p text:style-name="Text_20_body">E o conteúdo ficaria:</text:p>
      <text:h text:style-name="Heading_20_3" text:outline-level="3">📄 <text:span text:style-name="Source_20_Text">src/store/slices/appSlice.js</text:span></text:h>
      <text:p text:style-name="P3"><text:span text:style-name="Source_20_Text">import { createSlice, createAction } from '@reduxjs/toolkit';</text:span></text:p>
      <text:p text:style-name="P3"/>
      <text:p text:style-name="P3"><text:span text:style-name="Source_20_Text">export const botaoClicado01 = createAction('BOTAO_CLICADO_1');</text:span></text:p>
      <text:p text:style-name="P3"><text:span text:style-name="Source_20_Text">export const botaoClicado02 = createAction('BOTAO_CLICADO_2');</text:span></text:p>
      <text:p text:style-name="P3"/>
      <text:p text:style-name="P3"><text:span text:style-name="Source_20_Text">const appSlice = createSlice({</text:span></text:p>
      <text:p text:style-name="P3"><text:span text:style-name="Source_20_Text"><text:s text:c="2"/>name: 'app',</text:span></text:p>
      <text:p text:style-name="P3"><text:span text:style-name="Source_20_Text"><text:s text:c="2"/>initialState: { value: 0, botaoClicado: false },</text:span></text:p>
      <text:p text:style-name="P3"><text:span text:style-name="Source_20_Text"><text:s text:c="2"/>reducers: {</text:span></text:p>
      <text:p text:style-name="P3"><text:span text:style-name="Source_20_Text"><text:s text:c="4"/>increment: (state) =&gt; { state.value += 1 },</text:span></text:p>
      <text:p text:style-name="P3"><text:span text:style-name="Source_20_Text"><text:s text:c="4"/>decrement: (state) =&gt; { state.value -= 1 },</text:span></text:p>
      <text:p text:style-name="P3"><text:span text:style-name="Source_20_Text"><text:s text:c="4"/>reset: (state) =&gt; { state.value = 0 },</text:span></text:p>
      <text:p text:style-name="P3"><text:span text:style-name="Source_20_Text"><text:s text:c="4"/>clicaBotao: (state) =&gt; { state.botaoClicado = !state.botaoClicado },</text:span></text:p>
      <text:p text:style-name="P3"><text:span text:style-name="Source_20_Text"><text:s text:c="2"/>},</text:span></text:p>
      <text:p text:style-name="P3"><text:span text:style-name="Source_20_Text"><text:s text:c="2"/>extraReducers: (builder) =&gt; {</text:span></text:p>
      <text:p text:style-name="P3"><text:span text:style-name="Source_20_Text"><text:s text:c="4"/>builder</text:span></text:p>
      <text:p text:style-name="P3"><text:span text:style-name="Source_20_Text"><text:s text:c="6"/>.addCase(botaoClicado01, (state) =&gt; {</text:span></text:p>
      <text:p text:style-name="P3"><text:span text:style-name="Source_20_Text"><text:s text:c="8"/>state.value += 10;</text:span></text:p>
      <text:p text:style-name="P3"><text:span text:style-name="Source_20_Text"><text:s text:c="8"/>state.botaoClicado = !state.botaoClicado;</text:span></text:p>
      <text:p text:style-name="P3"><text:span text:style-name="Source_20_Text"><text:s text:c="6"/>})</text:span></text:p>
      <text:p text:style-name="P3"><text:span text:style-name="Source_20_Text"><text:s text:c="6"/>.addCase(botaoClicado02, (state) =&gt; {</text:span></text:p>
      <text:p text:style-name="P3"><text:span text:style-name="Source_20_Text"><text:s text:c="8"/>state.value -= 10;</text:span></text:p>
      <text:p text:style-name="P3"><text:span text:style-name="Source_20_Text"><text:s text:c="6"/>});</text:span></text:p>
      <text:p text:style-name="P3"><text:span text:style-name="Source_20_Text"><text:s text:c="2"/>},</text:span></text:p>
      <text:p text:style-name="P3"><text:span text:style-name="Source_20_Text">});</text:span></text:p>
      <text:p text:style-name="P3"/>
      <text:p text:style-name="P3"><text:span text:style-name="Source_20_Text">export const { increment, decrement, reset, clicaBotao } = appSlice.actions;</text:span></text:p>
      <text:p text:style-name="P4"><text:span text:style-name="Source_20_Text">export default appSlice.reducer;</text:span></text:p>
      <text:h text:style-name="Heading_20_3" text:outline-level="3"><text:soft-page-break/>📄 <text:span text:style-name="Source_20_Text">src/store/index.js</text:span></text:h>
      <text:p text:style-name="P3"><text:span text:style-name="Source_20_Text">import { configureStore } from '@reduxjs/toolkit';</text:span></text:p>
      <text:p text:style-name="P3"><text:span text:style-name="Source_20_Text">import appReducer from './slices/appSlice';</text:span></text:p>
      <text:p text:style-name="P3"/>
      <text:p text:style-name="P3"><text:span text:style-name="Source_20_Text">const store = configureStore({</text:span></text:p>
      <text:p text:style-name="P3"><text:span text:style-name="Source_20_Text"><text:s text:c="2"/>reducer: {</text:span></text:p>
      <text:p text:style-name="P3"><text:span text:style-name="Source_20_Text"><text:s text:c="4"/>app: appReducer,</text:span></text:p>
      <text:p text:style-name="P3"><text:span text:style-name="Source_20_Text"><text:s text:c="2"/>},</text:span></text:p>
      <text:p text:style-name="P3"><text:span text:style-name="Source_20_Text">});</text:span></text:p>
      <text:p text:style-name="P3"/>
      <text:p text:style-name="P4"><text:span text:style-name="Source_20_Text">export default store;</text:span></text:p>
      <text:p text:style-name="Horizontal_20_Line"/>
      <text:h text:style-name="Heading_20_2" text:outline-level="2">✅ 4. Resumo final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Line2062719199520">
            <table:table-cell table:style-name="Table2.A1" office:value-type="string">
              <text:p text:style-name="Table_20_Heading">Antigo Redux</text:p>
            </table:table-cell>
            <table:table-cell table:style-name="Table2.A1" office:value-type="string">
              <text:p text:style-name="Table_20_Heading">Teu código atual</text:p>
            </table:table-cell>
            <table:table-cell table:style-name="Table2.A1" office:value-type="string">
              <text:p text:style-name="Table_20_Heading">Status</text:p>
            </table:table-cell>
          </table:table-row>
        </table:table-header-rows>
        <table:table-row table:style-name="TableLine2062719199520">
          <table:table-cell table:style-name="Table2.A1" office:value-type="string">
            <text:p text:style-name="Table_20_Contents"><text:span text:style-name="Source_20_Text">types.js</text:span></text:p>
          </table:table-cell>
          <table:table-cell table:style-name="Table2.A1" office:value-type="string">
            <text:p text:style-name="Table_20_Contents">❌ não precisa mais</text:p>
          </table:table-cell>
          <table:table-cell table:style-name="Table2.A1" office:value-type="string">
            <text:p text:style-name="Table_20_Contents">✅ substituído</text:p>
          </table:table-cell>
        </table:table-row>
        <table:table-row table:style-name="TableLine2062719199520">
          <table:table-cell table:style-name="Table2.A1" office:value-type="string">
            <text:p text:style-name="Table_20_Contents"><text:span text:style-name="Source_20_Text">actions.js</text:span></text:p>
          </table:table-cell>
          <table:table-cell table:style-name="Table2.A1" office:value-type="string">
            <text:p text:style-name="Table_20_Contents">❌ não precisa mais</text:p>
          </table:table-cell>
          <table:table-cell table:style-name="Table2.A1" office:value-type="string">
            <text:p text:style-name="Table_20_Contents">✅ substituído</text:p>
          </table:table-cell>
        </table:table-row>
        <table:table-row table:style-name="TableLine2062719199520">
          <table:table-cell table:style-name="Table2.A1" office:value-type="string">
            <text:p text:style-name="Table_20_Contents"><text:span text:style-name="Source_20_Text">reducer.js</text:span></text:p>
          </table:table-cell>
          <table:table-cell table:style-name="Table2.A1" office:value-type="string">
            <text:p text:style-name="Table_20_Contents">❌ não precisa mais</text:p>
          </table:table-cell>
          <table:table-cell table:style-name="Table2.A1" office:value-type="string">
            <text:p text:style-name="Table_20_Contents">✅ substituído</text:p>
          </table:table-cell>
        </table:table-row>
        <table:table-row table:style-name="TableLine2062719199520">
          <table:table-cell table:style-name="Table2.A1" office:value-type="string">
            <text:p text:style-name="Table_20_Contents"><text:span text:style-name="Source_20_Text">store.js</text:span> simples</text:p>
          </table:table-cell>
          <table:table-cell table:style-name="Table2.A1" office:value-type="string">
            <text:p text:style-name="Table_20_Contents">✅ <text:span text:style-name="Source_20_Text">configureStore</text:span></text:p>
          </table:table-cell>
          <table:table-cell table:style-name="Table2.A1" office:value-type="string">
            <text:p text:style-name="Table_20_Contents">✅ moderno</text:p>
          </table:table-cell>
        </table:table-row>
        <table:table-row table:style-name="TableLine2062719199520">
          <table:table-cell table:style-name="Table2.A1" office:value-type="string">
            <text:p text:style-name="Table_20_Contents"><text:span text:style-name="Source_20_Text">createSlice</text:span></text:p>
          </table:table-cell>
          <table:table-cell table:style-name="Table2.A1" office:value-type="string">
            <text:p text:style-name="Table_20_Contents">✅ usado</text:p>
          </table:table-cell>
          <table:table-cell table:style-name="Table2.A1" office:value-type="string">
            <text:p text:style-name="Table_20_Contents">🔥 melhor prática</text:p>
          </table:table-cell>
        </table:table-row>
      </table:table>
      <text:p text:style-name="P5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23T09:56:51.102000000</meta:creation-date>
    <dc:date>2025-10-23T10:38:15.768000000</dc:date>
    <meta:editing-duration>PT31M14S</meta:editing-duration>
    <meta:editing-cycles>2</meta:editing-cycles>
    <meta:generator>LibreOffice/7.0.4.2$Windows_X86_64 LibreOffice_project/dcf040e67528d9187c66b2379df5ea4407429775</meta:generator>
    <meta:document-statistic meta:table-count="2" meta:image-count="0" meta:object-count="0" meta:page-count="4" meta:paragraph-count="133" meta:word-count="705" meta:character-count="4780" meta:non-whitespace-character-count="4063"/>
  </office:meta>
</office:document-meta>
</file>